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39in"/>
    </style:style>
    <style:style style:name="co2" style:family="table-column">
      <style:table-column-properties fo:break-before="auto" style:column-width="0.9445in"/>
    </style:style>
    <style:style style:name="ro1" style:family="table-row">
      <style:table-row-properties style:row-height="0.1807in" fo:break-before="auto" style:use-optimal-row-height="false"/>
    </style:style>
    <style:style style:name="ta1" style:family="table" style:master-page-name="PageStyle_5f_words_20_with_20_letter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 style:data-style-name="N5003"/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words with letter" table:style-name="ta1" table:print="false">
        <table:table-column table:style-name="co1" table:default-cell-style-name="Excel_20_Built-in_20_Normal"/>
        <table:table-column table:style-name="co2" table:default-cell-style-name="ce1"/>
        <table:table-column table:style-name="co1" table:number-columns-repeated="1022" table:default-cell-style-name="Excel_20_Built-in_20_Normal"/>
        <table:table-row table:style-name="ro1">
          <table:table-cell office:value-type="string">
            <text:p>j</text:p>
          </table:table-cell>
          <table:table-cell office:value-type="float" office:value="2467">
            <text:p>2,467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q</text:p>
          </table:table-cell>
          <table:table-cell office:value-type="float" office:value="2541">
            <text:p>2,541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x</text:p>
          </table:table-cell>
          <table:table-cell office:value-type="float" office:value="4607">
            <text:p>4,607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z</text:p>
          </table:table-cell>
          <table:table-cell office:value-type="float" office:value="7079">
            <text:p>7,079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w</text:p>
          </table:table-cell>
          <table:table-cell office:value-type="float" office:value="11310">
            <text:p>11,310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k</text:p>
          </table:table-cell>
          <table:table-cell office:value-type="float" office:value="12757">
            <text:p>12,757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v</text:p>
          </table:table-cell>
          <table:table-cell office:value-type="float" office:value="14844">
            <text:p>14,844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f</text:p>
          </table:table-cell>
          <table:table-cell office:value-type="float" office:value="17358">
            <text:p>17,358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y</text:p>
          </table:table-cell>
          <table:table-cell office:value-type="float" office:value="24540">
            <text:p>24,54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b</text:p>
          </table:table-cell>
          <table:table-cell office:value-type="float" office:value="26736">
            <text:p>26,73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h</text:p>
          </table:table-cell>
          <table:table-cell office:value-type="float" office:value="33656">
            <text:p>33,65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float" office:value="38262">
            <text:p>38,26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m</text:p>
          </table:table-cell>
          <table:table-cell office:value-type="float" office:value="39869">
            <text:p>39,869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40740">
            <text:p>40,74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u</text:p>
          </table:table-cell>
          <table:table-cell office:value-type="float" office:value="46733">
            <text:p>46,73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office:value-type="float" office:value="47219">
            <text:p>47,21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</text:p>
          </table:table-cell>
          <table:table-cell office:value-type="float" office:value="55344">
            <text:p>55,34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l</text:p>
          </table:table-cell>
          <table:table-cell office:value-type="float" office:value="68795">
            <text:p>68,79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o</text:p>
          </table:table-cell>
          <table:table-cell office:value-type="float" office:value="79663">
            <text:p>79,6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</text:p>
          </table:table-cell>
          <table:table-cell office:value-type="float" office:value="83631">
            <text:p>83,6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float" office:value="84485">
            <text:p>84,4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91066">
            <text:p>91,0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a</text:p>
          </table:table-cell>
          <table:table-cell office:value-type="float" office:value="94264">
            <text:p>94,2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float" office:value="102392">
            <text:p>102,3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office:value-type="float" office:value="104351">
            <text:p>104,3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e</text:p>
          </table:table-cell>
          <table:table-cell office:value-type="float" office:value="121433">
            <text:p>121,4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time-style style:name="N5133" number:language="en" number:country="US">
      <number:minutes number:style="long"/>
      <number:text>:</number:text>
      <number:seconds number:style="long"/>
    </number:time-style>
    <number:time-style style:name="N5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5" number:language="en" number:country="US">
      <number:minutes number:style="long"/>
      <number:text>:</number:text>
      <number:seconds number:style="long" number:decimal-places="1"/>
    </number:time-style>
    <number:number-style style:name="N513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09/16/2009</text:date>, <text:time>19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ds_20_with_20_letter" style:display-name="PageStyle_words with let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78" meta:object-count="0"/>
    <meta:generator>OpenOffice.org/3.0$Unix OpenOffice.org_project/300m15$Build-9379</meta:generator>
  </office:meta>
</office:document-meta>
</file>